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5000003BF31D9C72E5FF24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8.688cm" svg:height="16.207cm" draw:z-index="0"><draw:image xlink:href="Pictures/1000000100000775000003BF31D9C72E5FF245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4:39:53.254237964</meta:creation-date>
    <dc:date>2022-11-05T14:46:35.887210399</dc:date>
    <meta:editing-duration>PT6M4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